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ae0" officeooo:paragraph-rsid="0019dae0"/>
    </style:style>
    <style:style style:name="P2" style:family="paragraph" style:parent-style-name="Standard">
      <style:text-properties officeooo:rsid="0019dae0" officeooo:paragraph-rsid="001b05e4"/>
    </style:style>
    <style:style style:name="P3" style:family="paragraph" style:parent-style-name="Standard">
      <style:text-properties officeooo:rsid="001b05e4" officeooo:paragraph-rsid="001b05e4"/>
    </style:style>
    <style:style style:name="P4" style:family="paragraph" style:parent-style-name="Standard">
      <style:text-properties officeooo:rsid="001b1739" officeooo:paragraph-rsid="001b1739"/>
    </style:style>
    <style:style style:name="P5" style:family="paragraph" style:parent-style-name="Standard">
      <style:text-properties officeooo:rsid="001ccaa1" officeooo:paragraph-rsid="001ccaa1"/>
    </style:style>
    <style:style style:name="P6" style:family="paragraph" style:parent-style-name="Standard">
      <style:text-properties officeooo:rsid="001e80a5" officeooo:paragraph-rsid="001e80a5"/>
    </style:style>
    <style:style style:name="P7" style:family="paragraph" style:parent-style-name="Standard">
      <style:text-properties officeooo:rsid="001f9870" officeooo:paragraph-rsid="0020138c"/>
    </style:style>
    <style:style style:name="P8" style:family="paragraph" style:parent-style-name="Standard">
      <style:text-properties officeooo:rsid="0020138c" officeooo:paragraph-rsid="0020138c"/>
    </style:style>
    <style:style style:name="P9" style:family="paragraph" style:parent-style-name="Preformatted_20_Text">
      <style:text-properties officeooo:rsid="0019dae0" officeooo:paragraph-rsid="0019dae0"/>
    </style:style>
    <style:style style:name="P10" style:family="paragraph" style:parent-style-name="Standard">
      <style:text-properties officeooo:rsid="002131d2" officeooo:paragraph-rsid="0019dae0"/>
    </style:style>
    <style:style style:name="T1" style:family="text">
      <style:text-properties officeooo:rsid="001b05e4"/>
    </style:style>
    <style:style style:name="T2" style:family="text">
      <style:text-properties officeooo:rsid="002013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 text:c="2"/>end <text:s/>def connect</text:p>
      <text:p text:style-name="P3"><text:s text:c="4"/>purchase_order = PurchaseOrder.find(params[:id])</text:p>
      <text:p text:style-name="P3"><text:s text:c="4"/>vendor = Vendor.find(params[:vendor_id])</text:p>
      <text:p text:style-name="P3"><text:s text:c="4"/>purchase_order.vendor = vendor</text:p>
      <text:p text:style-name="P3"><text:s text:c="4"/>purchase_order.save</text:p>
      <text:p text:style-name="P3"><text:s text:c="4"/>redirect_to purchase_order_path(purchase_order)</text:p>
      <text:p text:style-name="P3"><text:s text:c="2"/>end</text:p>
      <text:p text:style-name="P3"/>
      <text:p text:style-name="P1"/>
      <text:p text:style-name="P1"/>
      <text:p text:style-name="P1"># encoding: UTF-8</text:p>
      <text:p text:style-name="P1"># This file is auto-generated from the current state of the database. Instead</text:p>
      <text:p text:style-name="P1"># of editing this file, please use the migrations feature of Active Record to</text:p>
      <text:p text:style-name="P1"># incrementally modify your database, and then regenerate this schema definition.</text:p>
      <text:p text:style-name="P1">#</text:p>
      <text:p text:style-name="P1"># Note that this schema.rb definition is the authoritative source for your</text:p>
      <text:p text:style-name="P1"># database schema. If you need to create the application database on another</text:p>
      <text:p text:style-name="P2"># system, you should be usi<text:span text:style-name="T1">/home/carmelo/workspace/m2w/app/controllers/purchase_orders_controller.rb</text:span>ng db:schema:load, not running all the migrations</text:p>
      <text:p text:style-name="P1"># from scratch. The latter is a flawed and unsustainable approach (the more migrations</text:p>
      <text:p text:style-name="P1"># you'll amass, the slower it'll run and the greater likelihood for issues).</text:p>
      <text:p text:style-name="P1">#</text:p>
      <text:p text:style-name="P1"># It's strongly recommended that you check this file into your version control system.</text:p>
      <text:p text:style-name="P1"/>
      <text:p text:style-name="P1">ActiveRecord::Schema.define(version: 20150923130610) do</text:p>
      <text:p text:style-name="P1"/>
      <text:p text:style-name="P1"><text:s text:c="2"/># These are extensions that must be enabled in order to support this database</text:p>
      <text:p text:style-name="P1"><text:s text:c="2"/>enable_extension "plpgsql"</text:p>
      <text:p text:style-name="P1"/>
      <text:p text:style-name="P1"><text:s text:c="2"/>create_table "carriers", force: :cascade do |t|</text:p>
      <text:p text:style-name="P1"><text:s text:c="4"/>t.string <text:s text:c="2"/>"carrier_name"</text:p>
      <text:p text:style-name="P1"><text:s text:c="4"/>t.string <text:s text:c="2"/>"address_line_1"</text:p>
      <text:p text:style-name="P1"><text:s text:c="4"/>t.string <text:s text:c="2"/>"address_line_2"</text:p>
      <text:p text:style-name="P1"><text:s text:c="4"/>t.string <text:s text:c="2"/>"city_name"</text:p>
      <text:p text:style-name="P1"><text:s text:c="4"/>t.string <text:s text:c="2"/>"state_code"</text:p>
      <text:p text:style-name="P1"><text:s text:c="4"/>t.integer <text:s/>"zip_code"</text:p>
      <text:p text:style-name="P1"><text:s text:c="4"/>t.string <text:s text:c="2"/>"contact_name1"</text:p>
      <text:p text:style-name="P1"><text:s text:c="4"/>t.string <text:s text:c="2"/>"email1"</text:p>
      <text:p text:style-name="P1"><text:s text:c="4"/>t.string <text:s text:c="2"/>"phone_nbr1"</text:p>
      <text:p text:style-name="P1"><text:s text:c="4"/>t.string <text:s text:c="2"/>"contact_name2"</text:p>
      <text:p text:style-name="P1"><text:s text:c="4"/>t.string <text:s text:c="2"/>"email2"</text:p>
      <text:p text:style-name="P1"><text:s text:c="4"/>t.string <text:s text:c="2"/>"phone_nbr2"</text:p>
      <text:p text:style-name="P1"><text:s text:c="4"/>t.text <text:s text:c="4"/>"comments"</text:p>
      <text:p text:style-name="P1"><text:s text:c="4"/>t.string <text:s text:c="2"/>"added_by"</text:p>
      <text:p text:style-name="P1"><text:s text:c="4"/>t.string <text:s text:c="2"/>"changed_by"</text:p>
      <text:p text:style-name="P1"><text:s text:c="4"/>t.datetime "created_at", <text:s text:c="4"/>null: false</text:p>
      <text:p text:style-name="P1"><text:s text:c="4"/>t.datetime "updated_at", <text:s text:c="4"/>null: false</text:p>
      <text:p text:style-name="P1"><text:soft-page-break/><text:s text:c="2"/>end</text:p>
      <text:p text:style-name="P1"/>
      <text:p text:style-name="P1"><text:s text:c="2"/>create_table "purchase_orders", force: :cascade do |t|</text:p>
      <text:p text:style-name="P2"><text:s text:c="4"/>t<text:span text:style-name="T1">/home/carmelo/workspace/m2w/app/controllers/purchase_orders_controller.rb</text:span>.decimal <text:s/>"required_weight_tons", <text:s/>precision: 5, scale: 2</text:p>
      <text:p text:style-name="P1"><text:s text:c="4"/>t.integer <text:s/>"required_weight_lbs"</text:p>
      <text:p text:style-name="P1"><text:s text:c="4"/>t.integer <text:s/>"remaining_weight_tons"</text:p>
      <text:p text:style-name="P1"><text:s text:c="4"/>t.integer <text:s/>"remaining_weight_lbs"</text:p>
      <text:p text:style-name="P1"><text:s text:c="4"/>t.integer <text:s/>"vendor_id"</text:p>
      <text:p text:style-name="P1"><text:s text:c="4"/>t.string <text:s text:c="2"/>"well_name"</text:p>
      <text:p text:style-name="P1"><text:s text:c="4"/>t.string <text:s text:c="2"/>"sand_grade"</text:p>
      <text:p text:style-name="P1"><text:s text:c="4"/>t.date <text:s text:c="4"/>"start_date"</text:p>
      <text:p text:style-name="P1"><text:s text:c="4"/>t.boolean <text:s/>"active"</text:p>
      <text:p text:style-name="P1"><text:s text:c="4"/>t.string <text:s text:c="2"/>"added_by"</text:p>
      <text:p text:style-name="P1"><text:s text:c="4"/>t.string <text:s text:c="2"/>"changed_by"</text:p>
      <text:p text:style-name="P1"><text:s text:c="4"/>t.datetime "created_at", <text:s text:c="35"/>null: false</text:p>
      <text:p text:style-name="P1"><text:s text:c="4"/>t.datetime "updated_at", <text:s text:c="35"/>null: false</text:p>
      <text:p text:style-name="P1"><text:s text:c="4"/>t.integer <text:s/>"po_nbr"</text:p>
      <text:p text:style-name="P1"><text:s text:c="2"/>end</text:p>
      <text:p text:style-name="P1"/>
      <text:p text:style-name="P1"><text:s text:c="2"/>add_index "purchase_orders", ["vendor_id"], name: "index_purchase_orders_on_vendor_id", using: :btree</text:p>
      <text:p text:style-name="P1"/>
      <text:p text:style-name="P1"><text:s text:c="2"/>create_table "rail_cars", force: :cascade do |t|</text:p>
      <text:p text:style-name="P1"><text:s text:c="4"/>t.string <text:s text:c="2"/>"railcar_nbr"</text:p>
      <text:p text:style-name="P1"><text:s text:c="4"/>t.decimal <text:s/>"wgt_on_arrival", <text:s text:c="15"/>precision: 5, scale: 2</text:p>
      <text:p text:style-name="P1"><text:s text:c="4"/>t.integer <text:s/>"wgt_at_origin"</text:p>
      <text:p text:style-name="P1"><text:s text:c="4"/>t.string <text:s text:c="2"/>"sand_grade"</text:p>
      <text:p text:style-name="P1"><text:s text:c="4"/>t.boolean <text:s/>"car_empty"</text:p>
      <text:p text:style-name="P1"><text:s text:c="4"/>t.integer <text:s/>"bol_nbr"</text:p>
      <text:p text:style-name="P1"><text:s text:c="4"/>t.integer <text:s/>"vendor_id"</text:p>
      <text:p text:style-name="P1"><text:s text:c="4"/>t.integer <text:s/>"vendor_po_nbr", <text:s text:c="6"/>limit: 8</text:p>
      <text:p text:style-name="P1"><text:s text:c="4"/>t.boolean <text:s/>"email_bol"</text:p>
      <text:p text:style-name="P1"><text:s text:c="4"/>t.integer <text:s/>"purchaseorder_id"</text:p>
      <text:p text:style-name="P1"><text:s text:c="4"/>t.date <text:s text:c="4"/>"arrival_dt_elk_city"</text:p>
      <text:p text:style-name="P1"><text:s text:c="4"/>t.date <text:s text:c="4"/>"arrival_dt_400_line"</text:p>
      <text:p text:style-name="P1"><text:s text:c="4"/>t.date <text:s text:c="4"/>"actual_dep_dt"</text:p>
      <text:p text:style-name="P1"><text:s text:c="4"/>t.date <text:s text:c="4"/>"arrival_dt_onsite"</text:p>
      <text:p text:style-name="P1"><text:s text:c="4"/>t.date <text:s text:c="4"/>"bol_arrival_dt"</text:p>
      <text:p text:style-name="P1"><text:s text:c="4"/>t.string <text:s text:c="2"/>"added_by"</text:p>
      <text:p text:style-name="P1"><text:s text:c="4"/>t.string <text:s text:c="2"/>"changed_by"</text:p>
      <text:p text:style-name="P1"><text:s text:c="4"/>t.datetime "created_at", <text:s text:c="43"/>null: false</text:p>
      <text:p text:style-name="P1"><text:s text:c="4"/>t.datetime "updated_at", <text:s text:c="43"/>null: false</text:p>
      <text:p text:style-name="P1"><text:s text:c="4"/>t.string <text:s text:c="2"/>"doc_file_name"</text:p>
      <text:p text:style-name="P1"><text:s text:c="4"/>t.string <text:s text:c="2"/>"doc_content_type"</text:p>
      <text:p text:style-name="P1"><text:s text:c="4"/>t.integer <text:s/>"doc_file_size"</text:p>
      <text:p text:style-name="P1"><text:s text:c="4"/>t.text <text:s text:c="4"/>"doc_comment"</text:p>
      <text:p text:style-name="P1"><text:s text:c="4"/>t.datetime "doc_updated_at"</text:p>
      <text:p text:style-name="P1"><text:s text:c="2"/>end</text:p>
      <text:p text:style-name="P1"><text:soft-page-break/></text:p>
      <text:p text:style-name="P1"><text:s text:c="2"/>add_index "rail_cars", ["purchaseorder_id"], name: "index_rail_cars_on_purchaseorder_id", using: :btree</text:p>
      <text:p text:style-name="P1"><text:s text:c="2"/>add_index "rail_cars", ["vendor_id"], name: "index_rail_cars_on_vendor_id", using: :btree</text:p>
      <text:p text:style-name="P1"/>
      <text:p text:style-name="P1"><text:s text:c="2"/>create_table "railcardocs", force: :cascade do |t|</text:p>
      <text:p text:style-name="P1"><text:s text:c="4"/>t.string <text:s text:c="2"/>"filename"</text:p>
      <text:p text:style-name="P1"><text:s text:c="4"/>t.string <text:s text:c="2"/>"content_type"</text:p>
      <text:p text:style-name="P1"><text:s text:c="4"/>t.binary <text:s text:c="2"/>"file_contents"</text:p>
      <text:p text:style-name="P1"><text:s text:c="4"/>t.datetime "created_at", <text:s text:c="3"/>null: false</text:p>
      <text:p text:style-name="P1"><text:s text:c="4"/>t.datetime "updated_at", <text:s text:c="3"/>null: false</text:p>
      <text:p text:style-name="P1"><text:s text:c="2"/>end</text:p>
      <text:p text:style-name="P1"/>
      <text:p text:style-name="P1"><text:s text:c="2"/>create_table "trailers", force: :cascade do |t|</text:p>
      <text:p text:style-name="P1"><text:s text:c="4"/>t.string <text:s text:c="2"/>"trailer_nbr"</text:p>
      <text:p text:style-name="P1"><text:s text:c="4"/>t.string <text:s text:c="2"/>"driver_name"</text:p>
      <text:p text:style-name="P1"><text:s text:c="4"/>t.integer <text:s/>"carrier_name"</text:p>
      <text:p text:style-name="P1"><text:s text:c="4"/>t.date <text:s text:c="4"/>"date_shipped"</text:p>
      <text:p text:style-name="P1"><text:s text:c="4"/>t.integer <text:s/>"bol_nbr"</text:p>
      <text:p text:style-name="P1"><text:s text:c="4"/>t.date <text:s text:c="4"/>"time_in"</text:p>
      <text:p text:style-name="P1"><text:s text:c="4"/>t.date <text:s text:c="4"/>"time_out"</text:p>
      <text:p text:style-name="P1"><text:s text:c="4"/>t.string <text:s text:c="2"/>"time_taken_number"</text:p>
      <text:p text:style-name="P1"><text:s text:c="4"/>t.string <text:s text:c="2"/>"railcar_nbr"</text:p>
      <text:p text:style-name="P1"><text:s text:c="4"/>t.string <text:s text:c="2"/>"worker"</text:p>
      <text:p text:style-name="P1"><text:s text:c="4"/>t.integer <text:s/>"weight_lbs"</text:p>
      <text:p text:style-name="P1"><text:s text:c="4"/>t.integer <text:s/>"weight_tons"</text:p>
      <text:p text:style-name="P1"><text:s text:c="4"/>t.integer <text:s/>"purchaseorder_id"</text:p>
      <text:p text:style-name="P1"><text:s text:c="4"/>t.string <text:s text:c="2"/>"added_by"</text:p>
      <text:p text:style-name="P1"><text:s text:c="4"/>t.string <text:s text:c="2"/>"changed_by"</text:p>
      <text:p text:style-name="P1"><text:s text:c="4"/>t.datetime "created_at", <text:s text:c="7"/>null: false</text:p>
      <text:p text:style-name="P1"><text:s text:c="4"/>t.datetime "updated_at", <text:s text:c="7"/>null: false</text:p>
      <text:p text:style-name="P1"><text:s text:c="2"/>end</text:p>
      <text:p text:style-name="P1"/>
      <text:p text:style-name="P1"><text:s text:c="2"/>add_index "trailers", ["purchaseorder_id"], name: "index_trailers_on_purchaseorder_id", using: :btree</text:p>
      <text:p text:style-name="P1"/>
      <text:p text:style-name="P1"><text:s text:c="2"/>create_table "user_access_levels", force: :cascade do |t|</text:p>
      <text:p text:style-name="P1"><text:s text:c="4"/>t.string <text:s text:c="2"/>"access_level"</text:p>
      <text:p text:style-name="P1"><text:s text:c="4"/>t.datetime "created_at", <text:s text:c="2"/>null: false</text:p>
      <text:p text:style-name="P1"><text:s text:c="4"/>t.datetime "updated_at", <text:s text:c="2"/>null: false</text:p>
      <text:p text:style-name="P1"><text:s text:c="2"/>end</text:p>
      <text:p text:style-name="P1"/>
      <text:p text:style-name="P1"><text:s text:c="2"/>create_table "users", force: :cascade do |t|</text:p>
      <text:p text:style-name="P1"><text:s text:c="4"/>t.string <text:s text:c="2"/>"first_name"</text:p>
      <text:p text:style-name="P1"><text:s text:c="4"/>t.string <text:s text:c="2"/>"last_name"</text:p>
      <text:p text:style-name="P1"><text:s text:c="4"/>t.string <text:s text:c="2"/>"login"</text:p>
      <text:p text:style-name="P1"><text:s text:c="4"/>t.string <text:s text:c="2"/>"password_digest"</text:p>
      <text:p text:style-name="P1"><text:s text:c="4"/>t.integer <text:s/>"user_role"</text:p>
      <text:p text:style-name="P1"><text:s text:c="4"/>t.integer <text:s/>"pwreset"</text:p>
      <text:p text:style-name="P1"><text:s text:c="4"/>t.string <text:s text:c="2"/>"added_by"</text:p>
      <text:p text:style-name="P1"><text:soft-page-break/><text:s text:c="4"/>t.string <text:s text:c="2"/>"changed_by"</text:p>
      <text:p text:style-name="P1"><text:s text:c="4"/>t.datetime "created_at", <text:s text:c="5"/>null: false</text:p>
      <text:p text:style-name="P1"><text:s text:c="4"/>t.datetime "updated_at", <text:s text:c="5"/>null: false</text:p>
      <text:p text:style-name="P1"><text:s text:c="2"/>end</text:p>
      <text:p text:style-name="P1"/>
      <text:p text:style-name="P1"/>
      <text:p text:style-name="P9">8899776655</text:p>
      <text:p text:style-name="P10">1234567890</text:p>
      <text:p text:style-name="P1"><text:s text:c="2"/>create_table "vendors", force: :cascade do |t|</text:p>
      <text:p text:style-name="P1"><text:s text:c="4"/>t.string <text:s text:c="2"/>"vendor_name"</text:p>
      <text:p text:style-name="P1"><text:s text:c="4"/>t.string <text:s text:c="2"/>"address_line_1"</text:p>
      <text:p text:style-name="P1"><text:s text:c="4"/>t.string <text:s text:c="2"/>"address_line_2"</text:p>
      <text:p text:style-name="P1"><text:s text:c="4"/>t.string <text:s text:c="2"/>"city_name"</text:p>
      <text:p text:style-name="P1"><text:s text:c="4"/>t.string <text:s text:c="2"/>"state_code"</text:p>
      <text:p text:style-name="P1"><text:s text:c="4"/>t.integer <text:s/>"zip_code"</text:p>
      <text:p text:style-name="P1"><text:s text:c="4"/>t.string <text:s text:c="2"/>"contact_name1"</text:p>
      <text:p text:style-name="P1"><text:s text:c="4"/>t.string <text:s text:c="2"/>"email1"</text:p>
      <text:p text:style-name="P1"><text:s text:c="4"/>t.string <text:s text:c="2"/>"phone_nbr1"</text:p>
      <text:p text:style-name="P1"><text:s text:c="4"/>t.string <text:s text:c="2"/>"contact_name2"</text:p>
      <text:p text:style-name="P1"><text:s text:c="4"/>t.string <text:s text:c="2"/>"email2"</text:p>
      <text:p text:style-name="P1"><text:s text:c="4"/>t.string <text:s text:c="2"/>"phone_nbr2"</text:p>
      <text:p text:style-name="P1"><text:s text:c="4"/>t.text <text:s text:c="4"/>"comments"</text:p>
      <text:p text:style-name="P1"><text:s text:c="4"/>t.string <text:s text:c="2"/>"added_by"</text:p>
      <text:p text:style-name="P1"><text:s text:c="4"/>t.string <text:s text:c="2"/>"changed_by"</text:p>
      <text:p text:style-name="P1"><text:s text:c="4"/>t.datetime "created_at", <text:s text:c="4"/>null: false</text:p>
      <text:p text:style-name="P1"><text:s text:c="4"/>t.datetime "updated_at", <text:s text:c="4"/>null: false</text:p>
      <text:p text:style-name="P1"><text:s text:c="2"/>end</text:p>
      <text:p text:style-name="P1"/>
      <text:p text:style-name="P1">end</text:p>
      <text:p text:style-name="P1"/>
      <text:p text:style-name="P1"/>
      <text:p text:style-name="P1"/>
      <text:p text:style-name="P4"><text:s text:c="2"/>&lt;div class="field"&gt;</text:p>
      <text:p text:style-name="P4"><text:s text:c="4"/>&lt;%= f.label :vendor %&gt;&lt;br&gt;</text:p>
      <text:p text:style-name="P4"><text:s text:c="4"/>&lt;% if :vendor_id != nil %&gt;</text:p>
      <text:p text:style-name="P4"><text:s text:c="6"/>&lt;%= f.select(:vendor_id, options_for_select(vendors)) %&gt;</text:p>
      <text:p text:style-name="P4"><text:s text:c="4"/>&lt;% end %&gt;</text:p>
      <text:p text:style-name="P4"/>
      <text:p text:style-name="P4"/>
      <text:p text:style-name="P5">&lt;p&gt;</text:p>
      <text:p text:style-name="P5"/>
      <text:p text:style-name="P5"><text:s text:c="2"/>&lt;%= "#{@purchase_order.vendor.vendor_name}" %&gt;</text:p>
      <text:p text:style-name="P5"><text:s text:c="2"/>&lt;strong&gt;Vendor Id:&lt;/strong&gt;</text:p>
      <text:p text:style-name="P5"><text:s text:c="2"/>&lt;%= @purchase_order.vendor_id %&gt;</text:p>
      <text:p text:style-name="P5">&lt;/p&gt;</text:p>
      <text:p text:style-name="P5"/>
      <text:p text:style-name="P5"/>
      <text:p text:style-name="P5"/>
      <text:p text:style-name="P5">&lt;strong&gt;Vendor Name:&lt;/strong&gt;</text:p>
      <text:p text:style-name="P5"><text:soft-page-break/><text:s text:c="2"/>&lt;%= "#{@purchase_order.vendor.vendor_name}" %&gt;</text:p>
      <text:p text:style-name="P5"><text:s text:c="2"/>&lt;strong&gt;Vendor Id:&lt;/strong&gt;</text:p>
      <text:p text:style-name="P5"><text:s text:c="2"/>&lt;%= @purchase_order.vendor_id %&gt;</text:p>
      <text:p text:style-name="P5"/>
      <text:p text:style-name="P5"/>
      <text:p text:style-name="P6">def connect</text:p>
      <text:p text:style-name="P6"><text:s text:c="4"/>purchase_order = PurchaseOrder.find(params[:id])</text:p>
      <text:p text:style-name="P6"><text:s text:c="4"/>vendor = Vendor.find(params[:vendor_id])</text:p>
      <text:p text:style-name="P6"><text:s text:c="4"/>purchase_order.vendor = vendor</text:p>
      <text:p text:style-name="P6"><text:s text:c="4"/>purchase_order.save</text:p>
      <text:p text:style-name="P6"><text:s text:c="4"/>redirect_to purchase_order_path(purchase_order)</text:p>
      <text:p text:style-name="P6"><text:s text:c="2"/>end</text:p>
      <text:p text:style-name="P6"/>
      <text:p text:style-name="P6"/>
      <text:p text:style-name="P6"/>
      <text:p text:style-name="P6"/>
      <text:p text:style-name="P6"/>
      <text:p text:style-name="P7">create table equiment (id int unsigned not null auto_increment primary key, tool tinytext, type tinytext, </text:p>
      <text:p text:style-name="P7"><text:tab/><text:tab/><text:tab/>description tinytext, </text:p>
      <text:p text:style-name="P7"><text:tab/><text:tab/><text:tab/>user_id int unsigned,</text:p>
      <text:p text:style-name="P7"><text:tab/><text:tab/><text:tab/><text:span text:style-name="T2">FOREIGN KEY (user_id)</text:span></text:p>
      <text:p text:style-name="P7"><text:tab/><text:tab/><text:tab/><text:span text:style-name="T2">REFERENCES users(user_id)</text:span></text:p>
      <text:p text:style-name="P7"><text:tab/><text:tab/><text:tab/><text:span text:style-name="T2">ON UPDATE CASCADE</text:span></text:p>
      <text:p text:style-name="P7"><text:tab/><text:tab/><text:tab/><text:span text:style-name="T2">ON DELETE NO ACTION,</text:span> </text:p>
      <text:p text:style-name="P7"><text:tab/><text:tab/><text:tab/>status tinytext, </text:p>
      <text:p text:style-name="P7"><text:tab/><text:tab/><text:tab/>date_in date<text:span text:style-name="T2">);</text:span> </text:p>
      <text:p text:style-name="P7"/>
      <text:p text:style-name="P7"/>
      <text:p text:style-name="P8">create table equiment (id int unsigned not null auto_increment primary key, tool tinytext, type tinytext, <text:s/>description tinytext, <text:s/>user_id int unsigned , status tinytext, date_in dat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9:32:59.159523343</meta:creation-date>
    <meta:editing-duration>PT16M59S</meta:editing-duration>
    <meta:editing-cycles>2</meta:editing-cycles>
    <meta:generator>LibreOffice/4.4.2.2$Linux_X86_64 LibreOffice_project/40m0$Build-2</meta:generator>
    <dc:date>2015-09-28T20:05:19.350573008</dc:date>
    <meta:document-statistic meta:table-count="0" meta:image-count="0" meta:object-count="0" meta:page-count="5" meta:paragraph-count="183" meta:word-count="614" meta:character-count="6719" meta:non-whitespace-character-count="5299"/>
  </office:meta>
</office:document-meta>
</file>